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0d48" officeooo:paragraph-rsid="00110d48"/>
    </style:style>
    <style:style style:name="P2" style:family="paragraph" style:parent-style-name="Standard">
      <style:text-properties officeooo:rsid="001193c6" officeooo:paragraph-rsid="001193c6"/>
    </style:style>
    <style:style style:name="P3" style:family="paragraph" style:parent-style-name="Standard">
      <style:text-properties officeooo:rsid="0012ede2" officeooo:paragraph-rsid="0012ede2"/>
    </style:style>
    <style:style style:name="P4" style:family="paragraph" style:parent-style-name="Standard">
      <style:text-properties officeooo:rsid="0013d5e1" officeooo:paragraph-rsid="0013d5e1"/>
    </style:style>
    <style:style style:name="P5" style:family="paragraph" style:parent-style-name="Standard">
      <style:text-properties officeooo:rsid="00140b3e" officeooo:paragraph-rsid="00140b3e"/>
    </style:style>
    <style:style style:name="P6" style:family="paragraph" style:parent-style-name="Standard">
      <style:text-properties officeooo:rsid="0014dcec" officeooo:paragraph-rsid="0014dcec"/>
    </style:style>
    <style:style style:name="P7" style:family="paragraph" style:parent-style-name="Standard">
      <style:text-properties officeooo:rsid="00150cbc" officeooo:paragraph-rsid="00150cbc"/>
    </style:style>
    <style:style style:name="P8" style:family="paragraph" style:parent-style-name="Standard">
      <style:text-properties officeooo:rsid="00150cbc" officeooo:paragraph-rsid="002bdd55"/>
    </style:style>
    <style:style style:name="P9" style:family="paragraph" style:parent-style-name="Standard">
      <style:text-properties officeooo:rsid="0015729c" officeooo:paragraph-rsid="0015729c"/>
    </style:style>
    <style:style style:name="P10" style:family="paragraph" style:parent-style-name="Standard">
      <style:text-properties officeooo:rsid="00165d74" officeooo:paragraph-rsid="00165d74"/>
    </style:style>
    <style:style style:name="P11" style:family="paragraph" style:parent-style-name="Standard">
      <style:text-properties officeooo:rsid="0016d4c8" officeooo:paragraph-rsid="0016d4c8"/>
    </style:style>
    <style:style style:name="P12" style:family="paragraph" style:parent-style-name="Standard">
      <style:text-properties officeooo:rsid="0018d4ae" officeooo:paragraph-rsid="0018d4ae"/>
    </style:style>
    <style:style style:name="P13" style:family="paragraph" style:parent-style-name="Standard">
      <style:text-properties officeooo:rsid="001c74d3" officeooo:paragraph-rsid="001c74d3"/>
    </style:style>
    <style:style style:name="P14" style:family="paragraph" style:parent-style-name="Standard">
      <style:text-properties officeooo:rsid="001d2f2e" officeooo:paragraph-rsid="001d2f2e"/>
    </style:style>
    <style:style style:name="P15" style:family="paragraph" style:parent-style-name="Standard">
      <style:text-properties officeooo:rsid="001f63c5" officeooo:paragraph-rsid="001f63c5"/>
    </style:style>
    <style:style style:name="P16" style:family="paragraph" style:parent-style-name="Standard">
      <style:text-properties officeooo:rsid="0020c488" officeooo:paragraph-rsid="0020c488"/>
    </style:style>
    <style:style style:name="P17" style:family="paragraph" style:parent-style-name="Standard">
      <style:text-properties officeooo:rsid="0020c488" officeooo:paragraph-rsid="00212a53"/>
    </style:style>
    <style:style style:name="P18" style:family="paragraph" style:parent-style-name="Standard">
      <style:text-properties officeooo:rsid="00212a53" officeooo:paragraph-rsid="00212a53"/>
    </style:style>
    <style:style style:name="P19" style:family="paragraph" style:parent-style-name="Standard">
      <style:text-properties officeooo:rsid="0021c8bf" officeooo:paragraph-rsid="0021c8bf"/>
    </style:style>
    <style:style style:name="P20" style:family="paragraph" style:parent-style-name="Standard">
      <style:text-properties officeooo:rsid="0023c4f1" officeooo:paragraph-rsid="0023c4f1"/>
    </style:style>
    <style:style style:name="P21" style:family="paragraph" style:parent-style-name="Standard">
      <style:text-properties officeooo:paragraph-rsid="0023c4f1"/>
    </style:style>
    <style:style style:name="P22" style:family="paragraph" style:parent-style-name="Standard">
      <style:text-properties officeooo:rsid="0025ded9" officeooo:paragraph-rsid="0025ded9"/>
    </style:style>
    <style:style style:name="P23" style:family="paragraph" style:parent-style-name="Standard">
      <style:text-properties officeooo:rsid="00275be7" officeooo:paragraph-rsid="00275be7"/>
    </style:style>
    <style:style style:name="P24" style:family="paragraph" style:parent-style-name="Standard">
      <style:text-properties officeooo:rsid="00312061" officeooo:paragraph-rsid="00312061"/>
    </style:style>
    <style:style style:name="P25" style:family="paragraph" style:parent-style-name="Standard">
      <style:text-properties officeooo:rsid="00312061" officeooo:paragraph-rsid="0031382c"/>
    </style:style>
    <style:style style:name="P26" style:family="paragraph" style:parent-style-name="Standard">
      <style:text-properties officeooo:rsid="0032b056" officeooo:paragraph-rsid="0032b056"/>
    </style:style>
    <style:style style:name="T1" style:family="text">
      <style:text-properties officeooo:rsid="0012ede2"/>
    </style:style>
    <style:style style:name="T2" style:family="text">
      <style:text-properties officeooo:rsid="0013d5e1"/>
    </style:style>
    <style:style style:name="T3" style:family="text">
      <style:text-properties officeooo:rsid="00140b3e"/>
    </style:style>
    <style:style style:name="T4" style:family="text">
      <style:text-properties officeooo:rsid="0014dcec"/>
    </style:style>
    <style:style style:name="T5" style:family="text">
      <style:text-properties officeooo:rsid="00150cbc"/>
    </style:style>
    <style:style style:name="T6" style:family="text">
      <style:text-properties officeooo:rsid="0015729c"/>
    </style:style>
    <style:style style:name="T7" style:family="text">
      <style:text-properties officeooo:rsid="00165d74"/>
    </style:style>
    <style:style style:name="T8" style:family="text">
      <style:text-properties officeooo:rsid="0016d4c8"/>
    </style:style>
    <style:style style:name="T9" style:family="text">
      <style:text-properties officeooo:rsid="0018d4ae"/>
    </style:style>
    <style:style style:name="T10" style:family="text">
      <style:text-properties officeooo:rsid="001d2f2e"/>
    </style:style>
    <style:style style:name="T11" style:family="text">
      <style:text-properties officeooo:rsid="0020c488"/>
    </style:style>
    <style:style style:name="T12" style:family="text">
      <style:text-properties officeooo:rsid="00212a53"/>
    </style:style>
    <style:style style:name="T13" style:family="text">
      <style:text-properties officeooo:rsid="0021c8bf"/>
    </style:style>
    <style:style style:name="T14" style:family="text">
      <style:text-properties officeooo:rsid="0023c4f1"/>
    </style:style>
    <style:style style:name="T15" style:family="text">
      <style:text-properties officeooo:rsid="002587f5"/>
    </style:style>
    <style:style style:name="T16" style:family="text">
      <style:text-properties officeooo:rsid="00263cc1"/>
    </style:style>
    <style:style style:name="T17" style:family="text">
      <style:text-properties officeooo:rsid="00275be7"/>
    </style:style>
    <style:style style:name="T18" style:family="text">
      <style:text-properties officeooo:rsid="0029514e"/>
    </style:style>
    <style:style style:name="T19" style:family="text">
      <style:text-properties officeooo:rsid="002a341d"/>
    </style:style>
    <style:style style:name="T20" style:family="text">
      <style:text-properties officeooo:rsid="002bdd55"/>
    </style:style>
    <style:style style:name="T21" style:family="text">
      <style:text-properties officeooo:rsid="002f4c8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sDesc : </text:p>
      <text:p text:style-name="P25"><text:span text:style-name="T24">msIdentifier</text:span><text:span text:style-name="T22">(idno, repository, msName, altIdentifier)</text:span></text:p>
      <text:p text:style-name="P25">msContents (<text:span text:style-name="T23">msItem,</text:span> <text:span text:style-name="T25">msFrag</text:span>, <text:span text:style-name="T25">msPart</text:span>)</text:p>
      <text:p text:style-name="P25">physDesc (<text:span text:style-name="T23">objectDesc</text:span>, <text:span text:style-name="T23">handDesc</text:span>, decoDesc, bindingDesc)</text:p>
      <text:p text:style-name="P25">history (origin,provenance,acquisition)</text:p>
      <text:p text:style-name="P24"><text:s/></text:p>
      <text:p text:style-name="P24"/>
      <text:p text:style-name="P1"/>
      <text:p text:style-name="P1"/>
      <text:p text:style-name="P1"/>
      <text:p text:style-name="P1"/>
      <text:p text:style-name="P26">page de garde recto : St Germ 117</text:p>
      <text:p text:style-name="P1"/>
      <text:p text:style-name="P1"/>
      <text:p text:style-name="P1"/>
      <text:p text:style-name="P1"/>
      <text:p text:style-name="P1"/>
      <text:p text:style-name="P1">Lors commence la</text:p>
      <text:p text:style-name="P1">royne ape<text:span text:style-name="T15">nser</text:span> et</text:p>
      <text:p text:style-name="P1">puis demande au <text:span text:style-name="T15">ch(eva)l(ie)r</text:span></text:p>
      <text:p text:style-name="P1">qui <text:span text:style-name="T15">[</text:span>al<text:span text:style-name="T15">]</text:span> estoi<text:span text:style-name="T15">t</text:span> qui li ma<text:span text:style-name="T15">(n)</text:span></text:p>
      <text:p text:style-name="P1"/>
      <text:p text:style-name="P22">(changement de colonne)</text:p>
      <text:p text:style-name="P1">doit et il respont quil</text:p>
      <text:p text:style-name="P1">ne scet <text:span text:style-name="T15">o</text:span>u mais il co(m)</text:p>
      <text:p text:style-name="P1">manda que ie le vous </text:p>
      <text:p text:style-name="P1">deisse et vous le connois</text:p>
      <text:p text:style-name="P1">troi<text:span text:style-name="T15">z</text:span> bien Et quant la</text:p>
      <text:p text:style-name="P1">royne voit quil est ble</text:p>
      <text:p text:style-name="P1">cie<text:span text:style-name="T15">z</text:span> <text:span text:style-name="T15">si li</text:span> demanda qui</text:p>
      <text:p text:style-name="P1">le bleca ainssi Certes</text:p>
      <text:p text:style-name="P1">dame <text:span text:style-name="T16">f</text:span>ait il li ch(eva)l(ie)rs q(ue)</text:p>
      <text:p text:style-name="P1">ie vous di ma blecie li</text:p>
      <text:p text:style-name="P1"><text:span text:style-name="T16">chair</text:span> <text:span text:style-name="T16">s</text:span>i durement que</text:p>
      <text:p text:style-name="P1"><text:span text:style-name="T16">ie me</text:span> <text:span text:style-name="T16">blecea</text:span> ainsi co(m)</text:p>
      <text:p text:style-name="P1">me vous veez Lors p(ar)</text:p>
      <text:p text:style-name="P1">la la pucele qui le<text:span text:style-name="T16">s eu</text:span></text:p>
      <text:p text:style-name="P2">avoit aporte (et) dis<text:span text:style-name="T16">t a</text:span></text:p>
      <text:p text:style-name="P2">laroyne dame <text:span text:style-name="T16">fait </text:span>ele</text:p>
      <text:p text:style-name="P2"><text:span text:style-name="T16">s</text:span>alus vous mande la</text:p>
      <text:p text:style-name="P2">plus sage pucele qui</text:p>
      <text:p text:style-name="P2">orendroit _ et la</text:p>
      <text:p text:style-name="P2">plus bele que ie sache</text:p>
      <text:p text:style-name="P2">a mon ens<text:span text:style-name="T17">cient</text:span> et si</text:p>
      <text:p text:style-name="P2">vous mande que vous</text:p>
      <text:p text:style-name="P2">gardez cest <text:span text:style-name="T17">escu</text:span> pour</text:p>
      <text:p text:style-name="P2">lamour delui et dau</text:p>
      <text:p text:style-name="P2">tr<text:span text:style-name="T17">ui</text:span> que vous plus a</text:p>
      <text:p text:style-name="P2">mez et si vous man</text:p>
      <text:p text:style-name="P2">de quele est cele monde</text:p>
      <text:p text:style-name="P2">qui plus scet de uos _</text:p>
      <text:p text:style-name="P2">sans et qui plus si a</text:p>
      <text:p text:style-name="P2"><text:soft-page-break/><text:span text:style-name="T17">coste</text:span> Car ele aime ce</text:p>
      <text:p text:style-name="P2">que vous amez et <text:span text:style-name="T17">b(ie)n</text:span></text:p>
      <text:p text:style-name="P2">sachiez quele vous</text:p>
      <text:p text:style-name="P2">cest <text:span text:style-name="T1">eleu gardez elle</text:span></text:p>
      <text:p text:style-name="P3">vous getera de la pl(us)</text:p>
      <text:p text:style-name="P3">grant dolour <text:span text:style-name="T17">ou vo(us)</text:span></text:p>
      <text:p text:style-name="P3">fassiez onques et me</text:p>
      <text:p text:style-name="P3">tra en la greignour</text:p>
      <text:p text:style-name="P3">ioie ou vous fussiez li</text:p>
      <text:p text:style-name="P3">m<text:span text:style-name="T17">o</text:span>ult <text:span text:style-name="T17">diex</text:span> fait la roy</text:p>
      <text:p text:style-name="P3">ne li <text:span text:style-name="T17">esccuz</text:span> fait <text:span text:style-name="T17">b(ie)n</text:span> _</text:p>
      <text:p text:style-name="P3">_ et bonne aventure</text:p>
      <text:p text:style-name="P3">eut la pucele qui le m<text:span text:style-name="T2">e_</text:span></text:p>
      <text:p text:style-name="P3">_ <text:span text:style-name="T17">(et) </text:span><text:span text:style-name="T2">vous qui la por</text:span></text:p>
      <text:p text:style-name="P4">tastes <text:span text:style-name="T17">soiez</text:span> la bien ve</text:p>
      <text:p text:style-name="P4">nue pour dieu qui est</text:p>
      <text:p text:style-name="P4">la pucele dites le nous</text:p>
      <text:p text:style-name="P4"><text:span text:style-name="T17">D</text:span>ame fait ele ie la no(m)</text:p>
      <text:p text:style-name="P4">merai <text:span text:style-name="T17">seie</text:span> onques puis</text:p>
      <text:p text:style-name="P4">Ele est apelee la pucele</text:p>
      <text:p text:style-name="P4">del lac Et quant la roy</text:p>
      <text:p text:style-name="P4"/>
      <text:p text:style-name="P23">(autre colone)</text:p>
      <text:p text:style-name="P4">ne <text:span text:style-name="T18">lentent </text:span><text:s/>_ _ <text:span text:style-name="T3">bien</text:span></text:p>
      <text:p text:style-name="P5">maintenant qui ele</text:p>
      <text:p text:style-name="P5">est lors saili la pucele</text:p>
      <text:p text:style-name="P5">qui les<text:span text:style-name="T18">c</text:span>u avoit aporte</text:p>
      <text:p text:style-name="P5">si li fait si grant ioie <text:span text:style-name="T18">(com)</text:span></text:p>
      <text:p text:style-name="P5"><text:span text:style-name="T18">me</text:span> <text:span text:style-name="T4">ele plus puet (et) li</text:span></text:p>
      <text:p text:style-name="P6">oste ele meismes les<text:span text:style-name="T18">c</text:span>u</text:p>
      <text:p text:style-name="P6">du col si le regarde amo(n)t</text:p>
      <text:p text:style-name="P6">(et) aval (et) voit quil est</text:p>
      <text:p text:style-name="P6">tous fendus des lepie</text:p>
      <text:p text:style-name="P6">iusquen la penne amo(n)t.</text:p>
      <text:p text:style-name="P6"><text:span text:style-name="T18">N</text:span>e netiennent les II p(ar)</text:p>
      <text:p text:style-name="P6">ties arien fors au<text:span text:style-name="T19">x</text:span> <text:span text:style-name="T18">bras</text:span></text:p>
      <text:p text:style-name="P6">de la boucle de <text:span text:style-name="T18">lescu</text:span> qui</text:p>
      <text:p text:style-name="P6">m<text:span text:style-name="T18">(ou)lt</text:span> e<text:span text:style-name="T18">r</text:span>t riche (et) bele (et) to</text:p>
      <text:p text:style-name="P6">les II moities si lo<text:span text:style-name="T18">ing</text:span></text:p>
      <text:p text:style-name="P6"><text:span text:style-name="T18">lun </text:span>de lautre que len</text:p>
      <text:p text:style-name="P6">puet entredeuz _</text:p>
      <text:p text:style-name="P6">sa main sans atouchier</text:p>
      <text:p text:style-name="P6">au<text:span text:style-name="T19">x</text:span> II moities <text:span text:style-name="T19">fu lune</text:span></text:p>
      <text:p text:style-name="P6">pres de lautre des p(ar)ties</text:p>
      <text:p text:style-name="P6">de <text:span text:style-name="T19">lescu</text:span> avoit pour_</text:p>
      <text:p text:style-name="P6">I ch(eva)l(ie)r si richement ar</text:p>
      <text:p text:style-name="P6">me fors le chief concil</text:p>
      <text:p text:style-name="P6">le sot_ _ <text:span text:style-name="T5">faire quile</text:span></text:p>
      <text:p text:style-name="P7">fist. Et en lautre moi</text:p>
      <text:p text:style-name="P7">tie estoit pourtraite une</text:p>
      <text:p text:style-name="P7">damoisele aussi bele _</text:p>
      <text:p text:style-name="P7">len puet onques plus be</text:p>
      <text:p text:style-name="P7"><text:soft-page-break/>le paindre si estoit par</text:p>
      <text:p text:style-name="P7">en haut sipres ap(re)s _</text:p>
      <text:p text:style-name="P7">lun de lautre q(ue) <text:s/>_ te</text:p>
      <text:p text:style-name="P7">noit alautre son bras <text:span text:style-name="T20">sor</text:span></text:p>
      <text:p text:style-name="P7">le col et sentrebarlent se</text:p>
      <text:p text:style-name="P8">ne fust la fendure de les</text:p>
      <text:p text:style-name="P8"><text:span text:style-name="T20">cu</text:span> <text:span text:style-name="T6">et par dessouz estoie(nt)</text:span></text:p>
      <text:p text:style-name="P9">si loing aloing que _</text:p>
      <text:p text:style-name="P9">proient.</text:p>
      <text:p text:style-name="P9">Et la royne dist ala</text:p>
      <text:p text:style-name="P9">pucele Certes da</text:p>
      <text:p text:style-name="P9">moisele <text:span text:style-name="T20">(cest escu) </text:span>est m<text:span text:style-name="T20">(ou)lt</text:span></text:p>
      <text:p text:style-name="P9">gentis sil ne fust fend(re)</text:p>
      <text:p text:style-name="P9">et dites moi par la _</text:p>
      <text:p text:style-name="P9">que vous plus ames q(ue)</text:p>
      <text:p text:style-name="P9">ce <text:span text:style-name="T21">senefie</text:span> Car <text:span text:style-name="T7">il pert estre</text:span></text:p>
      <text:p text:style-name="P10">touz froiz et du ch(eva)l(ie)r (et)</text:p>
      <text:p text:style-name="P10">de la damoisele qui pour</text:p>
      <text:p text:style-name="P10">trait y sont menredites</text:p>
      <text:p text:style-name="P10">la verite sanz mentir et</text:p>
      <text:p text:style-name="P10">la pucele li dist. Dame</text:p>
      <text:p text:style-name="P10">il est un ch(eva)l(ie)r lemeilleur</text:p>
      <text:p text:style-name="P10">qui orendroit soit _</text:p>
      <text:p text:style-name="P10">une dame damours la</text:p>
      <text:p text:style-name="P10">plus vaillans qui oze vi</text:p>
      <text:p text:style-name="P10">ue _ <text:span text:style-name="T8">audier _</text:span></text:p>
      <text:p text:style-name="P11">fist li ch(eva)l(ie)r <text:span text:style-name="T9">que par prie</text:span></text:p>
      <text:p text:style-name="P12">re que par oir que la da</text:p>
      <text:p text:style-name="P12">me li otroia lamour</text:p>
      <text:p text:style-name="P12">mais plus nia encore</text:p>
      <text:p text:style-name="P12">que le baisier (et) lacoler</text:p>
      <text:p text:style-name="P12">li comme vous veez en </text:p>
      <text:p text:style-name="P12">cest esta Et quant il a</text:p>
      <text:p text:style-name="P12">rendra que liamours</text:p>
      <text:p text:style-name="P12">sera enterine si fachiez</text:p>
      <text:p text:style-name="P12">que alt esaiz qui si est</text:p>
      <text:p text:style-name="P12">desioins se reioindra (et)</text:p>
      <text:p text:style-name="P12">II parties si sachiez a_</text:p>
      <text:p text:style-name="P12">lors serez delivre du</text:p>
      <text:p text:style-name="P12">greignour duel qui on</text:p>
      <text:p text:style-name="P12">que_s vous aueuist (et) le</text:p>
      <text:p text:style-name="P12">roiz en la greignour ioie</text:p>
      <text:p text:style-name="P13">que vous onques eussiez</text:p>
      <text:p text:style-name="P13">mais _vendra de</text:p>
      <text:p text:style-name="P13">vant que li miendres</text:p>
      <text:p text:style-name="P13">ch(eva)l(ie)rs qui sont hors dela</text:p>
      <text:p text:style-name="P13">maison le roy artu soit</text:p>
      <text:p text:style-name="P13">devenus de sa mais_</text:p>
      <text:p text:style-name="P13">et se ie disoie quil fulet</text:p>
      <text:p text:style-name="P13">le meilleur dedenz (et) de</text:p>
      <text:p text:style-name="P13">hors sine mentiroie ie</text:p>
      <text:p text:style-name="P13">mie tant en ai <text:span text:style-name="T10">oy _</text:span></text:p>
      <text:p text:style-name="P14"><text:soft-page-break/>re Car par [effacé]</text:p>
      <text:p text:style-name="P14">fait darmes en p_</text:p>
      <text:p text:style-name="P14">temps plus q(ue) nuls.</text:p>
      <text:p text:style-name="P14">De ces nouveles</text:p>
      <text:p text:style-name="P14">_ liee la roy</text:p>
      <text:p text:style-name="P14">ne et retint la damoise</text:p>
      <text:p text:style-name="P14">le _ g(ra)nt feste (et) b(ie)n</text:p>
      <text:p text:style-name="P14">pensa en son _ au li</text:p>
      <text:p text:style-name="P14">ch(eva)l(ie)rs proit estre lors p(ar)</text:p>
      <text:p text:style-name="P14">la li ch(eva)l(ie)r bleciez et dema(n)</text:p>
      <text:p text:style-name="P14">da congre a la royne et</text:p>
      <text:p text:style-name="P14">dist quil avoit encore</text:p>
      <text:p text:style-name="P14">mo(u)(l)t a errer et ele li dit _</text:p>
      <text:p text:style-name="P14">remaigne tant quil</text:p>
      <text:p text:style-name="P14">fust gracis de son bras</text:p>
      <text:p text:style-name="P14">car de chevauchier na</text:p>
      <text:p text:style-name="P14">voit il ore nul mestier</text:p>
      <text:p text:style-name="P14">et _ dit que a faire li</text:p>
      <text:p text:style-name="P14">convenoit Car li ch(eva)l(ie)r</text:p>
      <text:p text:style-name="P15">qui conquis lavoit</text:p>
      <text:p text:style-name="P15">li fist fiancier que li</text:p>
      <text:p text:style-name="P15">cost comme il auroit</text:p>
      <text:p text:style-name="P15">este a la royne quil o</text:p>
      <text:p text:style-name="P15">roit ala dame derober</text:p>
      <text:p text:style-name="P15">toc (et) ie ne sen dame ou</text:p>
      <text:p text:style-name="P15">ce est conques ni _</text:p>
      <text:p text:style-name="P15">Quant sa dame de ro</text:p>
      <text:p text:style-name="P15">hestor sentent si _</text:p>
      <text:p text:style-name="P15">avant (et) demander du</text:p>
      <text:p text:style-name="P15">ch(eva)l(ie)r nouveles (et) dist <text:span text:style-name="T11">a_</text:span></text:p>
      <text:p text:style-name="P16">ce est ele acui il len</text:p>
      <text:p text:style-name="P16">roie Dame sauve v(ot)re</text:p>
      <text:p text:style-name="P16">grace ie nel sai mie</text:p>
      <text:p text:style-name="P17">mais <text:span text:style-name="T12">se madame la roy</text:span></text:p>
      <text:p text:style-name="P18">ne le vit[mot effacé] ie len croirra tres</text:p>
      <text:p text:style-name="P18">bien et a la royne [est]</text:p>
      <text:p text:style-name="P18">mo(u)(l)t tart que ele oie</text:p>
      <text:p text:style-name="P18">nouveles du ch(eva)l(ie)r Si</text:p>
      <text:p text:style-name="P18">tesmoingne que ce est</text:p>
      <text:p text:style-name="P18">elle. Dame fait il il est</text:p>
      <text:p text:style-name="P18">b(ie)n droiz que ie vous</text:p>
      <text:p text:style-name="P18">enccore Et benois soit</text:p>
      <text:p text:style-name="P18">diex qui si pres le ma a</text:p>
      <text:p text:style-name="P18">menee. Lors la dist da</text:p>
      <text:p text:style-name="P18">me li ch(eva)l(ie)rs qui vostre</text:p>
      <text:p text:style-name="P18">bataille fist contre <text:span text:style-name="T13">s</text:span>e</text:p>
      <text:p text:style-name="P19">gurades vous mande</text:p>
      <text:p text:style-name="P19">que sil venoit en point</text:p>
      <text:p text:style-name="P19">de v(ost)re seneschal verroie</text:p>
      <text:p text:style-name="P19">ie volentiers et _.</text:p>
      <text:p text:style-name="P19">Et cil saillent avant</text:p>
      <text:p text:style-name="P19">et demandent nouveles</text:p>
      <text:p text:style-name="P19"><text:soft-page-break/>du ch(eva)l(ie)r et il _ endist</text:p>
      <text:p text:style-name="P19">telles comme il les vo</text:p>
      <text:p text:style-name="P19">loit oir. Et dist au senes</text:p>
      <text:p text:style-name="P19">chal Sire li ch(eva)l(ie)rs qui se</text:p>
      <text:p text:style-name="P19">combati contre segurad(e)</text:p>
      <text:p text:style-name="P19">vous salue comme celui que il veult tenir a</text:p>
      <text:p text:style-name="P19">seignour (et) ami (et) men</text:p>
      <text:p text:style-name="P19">voie en v(ost)re prison. <text:span text:style-name="T14">Car</text:span></text:p>
      <text:p text:style-name="P20">il seet b(ie)n que vous ne</text:p>
      <text:p text:style-name="P20"/>
      <text:p text:style-name="P20">(colone suivante)</text:p>
      <text:p text:style-name="P20">me voudriez ne mal ne</text:p>
      <text:p text:style-name="P20">vilonnie. Et li senescha(l)</text:p>
      <text:p text:style-name="P20">le recut a m(ou)lt g(ra)nt ioie (et)</text:p>
      <text:p text:style-name="P20">dist que pour lamour de</text:p>
      <text:p text:style-name="P20">li sera il b(ie)n venus. Sire</text:p>
      <text:p text:style-name="P20">fait il il vous mercie de</text:p>
      <text:p text:style-name="P20">ce que vous la portaster</text:p>
      <text:p text:style-name="P20">son glaive avant il a</text:p>
      <text:p text:style-name="P20">la ala bataille et fustes</text:p>
      <text:p text:style-name="P20">ses escuiers. Lors se fait</text:p>
      <text:p text:style-name="P20">li ch(eva)l(ie)rs descaindre une</text:p>
      <text:p text:style-name="P20">espee que il avoit cainte</text:p>
      <text:p text:style-name="P20">avec la soie. Si la trait</text:p>
      <text:p text:style-name="P20">et apres dit que li ch(eva)l(ie)rs</text:p>
      <text:p text:style-name="P20">li envoie pour ce quil la</text:p>
      <text:p text:style-name="P20">_ avoir bien emploie</text:p>
      <text:p text:style-name="P20">si sachiez fait il quil la</text:p>
      <text:p text:style-name="P20">vous envoie tele co(m)me</text:p>
      <text:p text:style-name="P21"><text:span text:style-name="T14">il vous convient (et) </text:span>comme</text:p>
      <text:p text:style-name="P20">cele quil a esprouvee</text:p>
      <text:p text:style-name="P20">ou autrement ne le vous</text:p>
      <text:p text:style-name="P20">envoiast il mie Et si me</text:p>
      <text:p text:style-name="P20">commanda que ie vous</text:p>
      <text:p text:style-name="P20">deisse que a preudomme</text:p>
      <text:p text:style-name="P20">et apreu ch(eva)l(ie)r doit len en</text:p>
      <text:p text:style-name="P21"><text:span text:style-name="T14">voier present.</text:span> </text:p>
      <text:p text:style-name="P20"/>
      <text:p text:style-name="P16"/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2:35:29.116000000</meta:creation-date>
    <dc:date>2022-01-03T22:23:17.184000000</dc:date>
    <meta:editing-duration>PT9H15M20S</meta:editing-duration>
    <meta:editing-cycles>19</meta:editing-cycles>
    <meta:generator>LibreOffice/7.1.1.2$Windows_X86_64 LibreOffice_project/fe0b08f4af1bacafe4c7ecc87ce55bb426164676</meta:generator>
    <meta:document-statistic meta:table-count="0" meta:image-count="0" meta:object-count="0" meta:page-count="5" meta:paragraph-count="232" meta:word-count="1113" meta:character-count="5515" meta:non-whitespace-character-count="4626"/>
  </office:meta>
</office:document-meta>
</file>